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error_band =0.05</text:p>
          </table:table-cell>
          <table:table-cell office:value-type="string" calcext:value-type="string">
            <text:p>error_band =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8043283" calcext:value-type="float">
            <text:p>0.0008043283</text:p>
          </table:table-cell>
          <table:table-cell office:value-type="float" office:value="0.0008165143" calcext:value-type="float">
            <text:p>0.000816514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9470815" calcext:value-type="float">
            <text:p>0.0009470815</text:p>
          </table:table-cell>
          <table:table-cell office:value-type="float" office:value="0.0009711756" calcext:value-type="float">
            <text:p>0.000971175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1389339" calcext:value-type="float">
            <text:p>0.0011389339</text:p>
          </table:table-cell>
          <table:table-cell office:value-type="float" office:value="0.0011282998" calcext:value-type="float">
            <text:p>0.001128299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11561533" calcext:value-type="float">
            <text:p>0.0011561533</text:p>
          </table:table-cell>
          <table:table-cell office:value-type="float" office:value="0.001038351" calcext:value-type="float">
            <text:p>0.00103835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6153384" calcext:value-type="float">
            <text:p>0.0006153384</text:p>
          </table:table-cell>
          <table:table-cell office:value-type="float" office:value="0.0005717354" calcext:value-type="float">
            <text:p>0.00057173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error_band =0.05</text:p>
          </table:table-cell>
          <table:table-cell office:value-type="string" calcext:value-type="string">
            <text:p>error_band =0.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8789214" calcext:value-type="float">
            <text:p>0.0008789214</text:p>
          </table:table-cell>
          <table:table-cell office:value-type="float" office:value="0.0008362509" calcext:value-type="float">
            <text:p>0.000836250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6762015" calcext:value-type="float">
            <text:p>0.0006762015</text:p>
          </table:table-cell>
          <table:table-cell office:value-type="float" office:value="0.0007185859" calcext:value-type="float">
            <text:p>0.000718585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0056578" calcext:value-type="float">
            <text:p>0.0010056578</text:p>
          </table:table-cell>
          <table:table-cell office:value-type="float" office:value="0.0009823428" calcext:value-type="float">
            <text:p>0.000982342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8043283" calcext:value-type="float">
            <text:p>0.0008043283</text:p>
          </table:table-cell>
          <table:table-cell office:value-type="float" office:value="0.0008165143" calcext:value-type="float">
            <text:p>0.00081651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5812305" calcext:value-type="float">
            <text:p>0.0005812305</text:p>
          </table:table-cell>
          <table:table-cell office:value-type="float" office:value="0.0005731662" calcext:value-type="float">
            <text:p>0.0005731662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error_band =0.05</text:p>
          </table:table-cell>
          <table:table-cell office:value-type="string" calcext:value-type="string">
            <text:p>error_band =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12183714" calcext:value-type="float">
            <text:p>0.0012183714</text:p>
          </table:table-cell>
          <table:table-cell office:value-type="float" office:value="0.0011346584" calcext:value-type="float">
            <text:p>0.001134658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8043283" calcext:value-type="float">
            <text:p>0.0008043283</text:p>
          </table:table-cell>
          <table:table-cell office:value-type="float" office:value="0.0008165143" calcext:value-type="float">
            <text:p>0.000816514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5372503" calcext:value-type="float">
            <text:p>0.0005372503</text:p>
          </table:table-cell>
          <table:table-cell office:value-type="float" office:value="0.000576427" calcext:value-type="float">
            <text:p>0.00057642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5939476" calcext:value-type="float">
            <text:p>0.0005939476</text:p>
          </table:table-cell>
          <table:table-cell office:value-type="float" office:value="0.000539119" calcext:value-type="float">
            <text:p>0.00053911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5411534" calcext:value-type="float">
            <text:p>0.0005411534</text:p>
          </table:table-cell>
          <table:table-cell office:value-type="float" office:value="0.0005026918" calcext:value-type="float">
            <text:p>0.00050269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21:02:21.851102668</meta:creation-date>
    <dc:date>2016-02-01T21:36:30.308538608</dc:date>
    <meta:editing-duration>PT15M17S</meta:editing-duration>
    <meta:editing-cycles>1</meta:editing-cycles>
    <meta:document-statistic meta:table-count="1" meta:cell-count="54" meta:object-count="0"/>
    <meta:generator>LibreOffice/4.2.8.2$Linux_X86_64 LibreOffice_project/420m0$Build-2</meta:generator>
  </office:meta>
</office:document-meta>
</file>